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erformance of each team member</text:h>
      <text:p text:style-name="Standard"><text:line-break/>Daniel Cornwell</text:p>
      <text:p text:style-name="Standard"/>
      <text:p text:style-name="Standard">Daniel's duties involved around coding, this was initially regarding the database connection code and interaction over Java and then later his work was primarily over the API/ JSON connections between our server and other servers. Each of these tasks required a decent amount of research as these tasks where never something that either of us had done previously within Java. </text:p>
      <text:p text:style-name="Standard"/>
      <text:p text:style-name="Standard">Daniels ability to produce work and generally be helpful to myself and other project members was great, He was consistently a great worker for the group project and every task he was given was completed, even if something wasn't entirely working in the code it was a very close implementation of what we required this was apparent in the API code.</text:p>
      <text:p text:style-name="Standard"/>
      <text:p text:style-name="Standard">Agreed with group member? (yes or no) if no why?</text:p>
      <text:p text:style-name="Standard"/>
      <text:p text:style-name="Standard">Daniel Steucy</text:p>
      <text:p text:style-name="Standard"/>
      <text:p text:style-name="Standard">Daniel's duties where quite broad, as he was required to be pulled away from a certain task if that task required more help/ work. His usual/ major tasks involved documentation as well as writing the Junit tests that our project can be tested against.</text:p>
      <text:p text:style-name="Standard"/>
      <text:p text:style-name="Standard">Daniels production of work left a lot to be desired, he failed to complete certain work that was asked of him and would often forget that he was given a task to complete/ update a certain document. This happened over the beginning of the project quite often, however towards the end of the project/ during work week I felt like he really tried harder to help with work and generally get aspects of the project working. So while I was pleased with his effort and work during coding week, that level of work and dedication could have really been helpful to the entire project. </text:p>
      <text:p text:style-name="Standard"/>
      <text:p text:style-name="Standard">Agreed with group member? (yes or no) if no why?</text:p>
      <text:p text:style-name="Standard"/>
      <text:p text:style-name="Standard">Adrian Gawryszewski</text:p>
      <text:p text:style-name="Standard"/>
      <text:p text:style-name="Standard">Adrian's duties involved certain aspects of documentation as well as getting the basic idea of a HTML and CSS setup for a front end for the website. He also took part in JSP conversion of his HTML files into JSP files. </text:p>
      <text:p text:style-name="Standard"/>
      <text:p text:style-name="Standard">Adrian's production of work was relatively consistent and the work produced was generally fine, however we had real problems with the work he created being integrated with the project. This problem completely stems from the fact that Adrian found it impossible to get Github working with his version of the Mac operating system which completely made all of his work hard to implement/ get updated between all members of the group project. </text:p>
      <text:p text:style-name="Standard"/>
      <text:p text:style-name="Standard">This was a problem during the main development stages of the group project but it became a complete mess during coding week, where Adrian was working on code but it was either outdated from small updates made by other team members or generally hard for us to get a hold of that work to continue development.</text:p>
      <text:p text:style-name="Standard"/>
      <text:p text:style-name="Standard">Regardless of these problems Adrian was very helpful and an enthusiastic worker, although I feel that due to his prior engagements that he couldn't change (his job) he was unable to attend various meetings. Although this is not his fault it did create problems between him and the group, problems <text:soft-page-break/>that could have potentially been avoided with better minute taking and upload. </text:p>
      <text:p text:style-name="Standard"/>
      <text:p text:style-name="Standard"/>
      <text:p text:style-name="Standard">Stykov Kodzhabeshev</text:p>
      <text:p text:style-name="Standard"/>
      <text:p text:style-name="Standard">Stykov's duties involved coding of various aspects of the project, focusing on certain algorithms such as breeding as well as writing Junit tests for the project and his own code/ algorithms. He was also responsible for large amounts of the initial java code, setting up the classes and making the “skeleton” code for the entire project. </text:p>
      <text:p text:style-name="Standard"/>
      <text:p text:style-name="Standard">Stykov's performance for the project was helpful and at a decent level, his coding ability was definitely one of the strongest in the group however I don't think he fully understood the project which made all work that he did a limited in quantity/ didn't feel that he could take some initiative and would ask me for work consistently never going above/ improving his implementation of the work that he was given. So while his performance was great when he has work to do he was always asking me for tasks, doing them to the letter and never taking any initiative and building upon his work. </text:p>
      <text:p text:style-name="Standard"/>
      <text:p text:style-name="Standard">Sam Clements</text:p>
      <text:p text:style-name="Standard"/>
      <text:p text:style-name="Standard">Miles </text:p>
      <text:p text:style-name="Standard"/>
      <text:p text:style-name="Standard">John Bolton</text:p>
      <text:p text:style-name="Standard"/>
      <text:p text:style-name="Standard">James Barnett</text:p>
      <text:p text:style-name="Standard"/>
      <text:p text:style-name="Standard">Nathan Hand</text:p>
      <text:p text:style-name="Standard"/>
      <text:p text:style-name="Standard">Evaluation of the Team and the entire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6:36:14.32</meta:creation-date>
    <dc:date>2013-02-15T17:59:59.19</dc:date>
    <meta:editing-duration>PT1H23M26S</meta:editing-duration>
    <meta:editing-cycles>9</meta:editing-cycles>
    <meta:generator>OpenOffice.org/3.4.1$Win32 OpenOffice.org_project/341m1$Build-9593</meta:generator>
    <meta:document-statistic meta:table-count="0" meta:image-count="0" meta:object-count="0" meta:page-count="2" meta:paragraph-count="23" meta:word-count="712" meta:character-count="4112"/>
  </office:meta>
</office:document-meta>
</file>